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a8d5" officeooo:paragraph-rsid="001ba8d5"/>
    </style:style>
    <style:style style:name="P2" style:family="paragraph" style:parent-style-name="Standard">
      <style:paragraph-properties fo:text-align="center" style:justify-single-word="false"/>
      <style:text-properties officeooo:rsid="001ba8d5" officeooo:paragraph-rsid="001ba8d5"/>
    </style:style>
    <style:style style:name="P3" style:family="paragraph" style:parent-style-name="Standard">
      <style:text-properties officeooo:rsid="001ba8d5" officeooo:paragraph-rsid="001c616e"/>
    </style:style>
    <style:style style:name="P4" style:family="paragraph" style:parent-style-name="Standard">
      <style:text-properties officeooo:rsid="001ba8d5" officeooo:paragraph-rsid="00206adc"/>
    </style:style>
    <style:style style:name="P5" style:family="paragraph" style:parent-style-name="Standard">
      <style:text-properties officeooo:rsid="001ba8d5" officeooo:paragraph-rsid="001e570b"/>
    </style:style>
    <style:style style:name="P6" style:family="paragraph" style:parent-style-name="Standard">
      <style:text-properties fo:font-style="italic" officeooo:rsid="001c616e" officeooo:paragraph-rsid="001c616e" style:font-style-asian="italic" style:font-style-complex="italic"/>
    </style:style>
    <style:style style:name="P7" style:family="paragraph" style:parent-style-name="Standard">
      <style:text-properties officeooo:rsid="001dcecd" officeooo:paragraph-rsid="001dcecd"/>
    </style:style>
    <style:style style:name="P8" style:family="paragraph" style:parent-style-name="Standard">
      <style:text-properties officeooo:rsid="001e387f" officeooo:paragraph-rsid="001e387f"/>
    </style:style>
    <style:style style:name="P9" style:family="paragraph" style:parent-style-name="Standard">
      <style:text-properties officeooo:rsid="001e387f" officeooo:paragraph-rsid="001e570b"/>
    </style:style>
    <style:style style:name="P10" style:family="paragraph" style:parent-style-name="Standard">
      <style:text-properties officeooo:rsid="001e387f" officeooo:paragraph-rsid="00206adc"/>
    </style:style>
    <style:style style:name="P11" style:family="paragraph" style:parent-style-name="Standard">
      <style:text-properties officeooo:rsid="001f63f4" officeooo:paragraph-rsid="001f63f4"/>
    </style:style>
    <style:style style:name="P12" style:family="paragraph" style:parent-style-name="Standard">
      <style:text-properties officeooo:rsid="0021797d" officeooo:paragraph-rsid="0021797d"/>
    </style:style>
    <style:style style:name="P13" style:family="paragraph" style:parent-style-name="Standard" style:list-style-name="L1">
      <style:text-properties officeooo:rsid="0021797d" officeooo:paragraph-rsid="0021797d"/>
    </style:style>
    <style:style style:name="T1" style:family="text">
      <style:text-properties officeooo:rsid="001c616e"/>
    </style:style>
    <style:style style:name="T2" style:family="text">
      <style:text-properties officeooo:rsid="001cc445"/>
    </style:style>
    <style:style style:name="T3" style:family="text">
      <style:text-properties style:text-position="sub 58%" officeooo:rsid="001cc445"/>
    </style:style>
    <style:style style:name="T4" style:family="text">
      <style:text-properties officeooo:rsid="001e387f"/>
    </style:style>
    <style:style style:name="T5" style:family="text">
      <style:text-properties officeooo:rsid="001e570b"/>
    </style:style>
    <style:style style:name="T6" style:family="text">
      <style:text-properties style:text-position="super 58%" officeooo:rsid="001e570b"/>
    </style:style>
    <style:style style:name="T7" style:family="text">
      <style:text-properties officeooo:rsid="00206a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site <text:span text:style-name="T1">&amp; Prime </text:span>Numbers<text:line-break/><text:span text:style-name="T1">in Path Semantics</text:span></text:p>
      <text:p text:style-name="P2">by Sven Nilsen, 2017</text:p>
      <text:p text:style-name="P1"/>
      <text:p text:style-name="P6">Path semantical space connects various concepts naturally by <text:span text:style-name="T2">which functions predict aspects of other functions. All normal paths seem to naturally reduce to simpler functions the higher you go in the space, while existential paths form a much flatter space with only two levels from any functions to a loop between `id` and `true</text:span><text:span text:style-name="T3">1</text:span><text:span text:style-name="T2">`. In general, it is believed that normal paths are cheaper to compute because they reduce the amount of information to process. In this paper I show that this is not the case for existential paths, by using composite numbers as counter-example.</text:span></text:p>
      <text:p text:style-name="P1"/>
      <text:p text:style-name="P1">A composite number is defined as following:</text:p>
      <text:p text:style-name="P1"/>
      <text:p text:style-name="P4"><text:tab/>x : <text:span text:style-name="T7">composite</text:span></text:p>
      <text:p text:style-name="P4"><text:tab/><text:span text:style-name="T7">composite &lt;=&gt; </text:span>∃mul{(&gt; 1), (&gt; 1)}</text:p>
      <text:p text:style-name="P1"/>
      <text:p text:style-name="P1"><text:tab/>mul : nat ⨯ nat → nat</text:p>
      <text:p text:style-name="P1"/>
      <text:p text:style-name="P7">Notice that this is a very simple existential path, that only requires knowledge of two functions `mul` and `&gt;` <text:span text:style-name="T4">to ask the question “what is a composite number?”</text:span>. <text:span text:style-name="T4">In order to calculate the existential path, one needs the concept of prime numbers:</text:span></text:p>
      <text:p text:style-name="P1"/>
      <text:p text:style-name="P3"><text:tab/>∃mul{(&gt; 1), (&gt; 1)} &lt;=&gt; (¬= 0) ∧ (¬= <text:span text:style-name="T1">1</text:span>) ∧ ¬prime</text:p>
      <text:p text:style-name="P8"/>
      <text:p text:style-name="P11">One can obtain the definition of prime numbers from the definition of composite numbers:</text:p>
      <text:p text:style-name="P8"/>
      <text:p text:style-name="P9"><text:tab/><text:span text:style-name="T5">prime &lt;=&gt; (¬= 0) ∧ (¬= 1) ∧ ¬∃mul{(&gt; 1), (&gt; 1)}</text:span></text:p>
      <text:p text:style-name="P5"/>
      <text:p text:style-name="P10">From a number theoretic perspective, it is not surprising that this shows up <text:span text:style-name="T7">since it is a well studied area</text:span>. From a path semantical perspective, this observation is more interesting. First, it tells that more complex concepts can hide in the existential paths of simpler functions. Second, since existential paths are used <text:span text:style-name="T5">in the proof about `P</text:span><text:span text:style-name="T6">∃f{}</text:span><text:span text:style-name="T5"> = NP</text:span><text:span text:style-name="T6">∀f</text:span><text:span text:style-name="T5">`, it means that if there is no other choice of existential paths that avoids bottlenecks, there could be a significant lower bound in performance for optimal algorithms.</text:span></text:p>
      <text:p text:style-name="P10"/>
      <text:p text:style-name="P12">Some open problems of hard difficulty:</text:p>
      <text:p text:style-name="P12"/>
      <text:list xml:id="list6693809690997621772" text:style-name="L1">
        <text:list-item>
          <text:p text:style-name="P13">Find another example of higher complexity in the existential path, preferably with even higher complexity than prime numbers</text:p>
        </text:list-item>
        <text:list-item>
          <text:p text:style-name="P13">Derive the sparsity of existential paths that are more complex than their function</text:p>
        </text:list-item>
        <text:list-item>
          <text:p text:style-name="P13">Prove non-existence (or counter-prove) the lower bound on the <text:span text:style-name="T5">`P</text:span><text:span text:style-name="T6">∃f{}</text:span><text:span text:style-name="T5"> = NP</text:span><text:span text:style-name="T6">∀f</text:span><text:span text:style-name="T5">` </text:span>algorithm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2:39:12.563260000</meta:creation-date>
    <dc:date>2017-10-28T00:27:09.278387000</dc:date>
    <meta:editing-duration>PT4M41S</meta:editing-duration>
    <meta:editing-cycles>1</meta:editing-cycles>
    <meta:document-statistic meta:table-count="0" meta:image-count="0" meta:object-count="0" meta:page-count="1" meta:paragraph-count="16" meta:word-count="348" meta:character-count="2040" meta:non-whitespace-character-count="1706"/>
    <meta:generator>LibreOffice/5.1.2.2$MacOSX_X86_64 LibreOffice_project/d3bf12ecb743fc0d20e0be0c58ca359301eb705f</meta:generator>
  </office:meta>
</office:document-meta>
</file>